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6cm" style:rel-column-width="16424*"/>
    </style:style>
    <style:style style:name="Tabelle1.B" style:family="table-column">
      <style:table-column-properties style:column-width="8.495cm" style:rel-column-width="32747*"/>
    </style:style>
    <style:style style:name="Tabelle1.C" style:family="table-column">
      <style:table-column-properties style:column-width="4.246cm" style:rel-column-width="163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weight="bold" style:font-size-asian="10pt" style:font-weight-asian="bold" style:font-size-complex="10pt" style:font-weight-complex="bold"/>
    </style:style>
    <style:style style:name="P3" style:family="paragraph" style:parent-style-name="Standard">
      <style:text-properties style:font-name="Times New Roman" fo:font-size="10pt" style:font-size-asian="10pt" style:font-size-complex="10pt"/>
    </style:style>
    <style:style style:name="P4" style:family="paragraph" style:parent-style-name="Standard" style:list-style-name="L1"/>
    <style:style style:name="P5" style:family="paragraph" style:parent-style-name="Standard">
      <style:text-properties fo:font-weight="bold" style:font-weight-asian="bold" style:font-weight-complex="bold"/>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agraph-properties fo:text-align="center"/>
    </style:style>
    <style:style style:name="T1" style:family="text">
      <style:text-properties fo:font-size="10pt" fo:font-weight="bold" style:font-size-asian="10pt" style:font-weight-asian="bold" style:font-size-complex="10pt" style:font-weight-complex="bold"/>
    </style:style>
    <style:style style:name="T2" style:family="text">
      <style:text-properties style:font-name="Times New Roman" fo:font-size="10pt" fo:font-weight="bold" style:font-size-asian="10pt" style:font-weight-asian="bold" style:font-size-complex="10pt"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elle1" table:style-name="Tabelle1">
        <table:table-column table:style-name="Tabelle1.A"/>
        <table:table-column table:style-name="Tabelle1.B"/>
        <table:table-column table:style-name="Tabelle1.C"/>
        <table:table-row>
          <table:table-cell table:style-name="Tabelle1.A1" office:value-type="string">
            <text:p text:style-name="P3">Technikerschule Erlangen</text:p>
          </table:table-cell>
          <table:table-cell table:style-name="Tabelle1.A1" office:value-type="string">
            <text:p text:style-name="P3">Thema: <text:s/>HTML Position</text:p>
          </table:table-cell>
          <table:table-cell table:style-name="Tabelle1.C1" office:value-type="string">
            <text:p text:style-name="P3">Datum:</text:p>
          </table:table-cell>
        </table:table-row>
        <table:table-row>
          <table:table-cell table:style-name="Tabelle1.A2" office:value-type="string">
            <text:p text:style-name="P3">Internet Technologie</text:p>
          </table:table-cell>
          <table:table-cell table:style-name="Tabelle1.A2" office:value-type="string">
            <text:p text:style-name="P3">Uebung/09_Position</text:p>
          </table:table-cell>
          <table:table-cell table:style-name="Tabelle1.C2" office:value-type="string">
            <text:p text:style-name="P3">Schuljahr 2015/16</text:p>
          </table:table-cell>
        </table:table-row>
      </table:table>
      <text:p text:style-name="P2"/>
      <text:p text:style-name="P2"/>
      <text:p text:style-name="Standard"><text:span text:style-name="T1">Folgende Datei liegt vor </text:span><text:span text:style-name="T2">Uebung/09_Position/</text:span><text:span text:style-name="T1">default.html</text:span></text:p>
      <text:p text:style-name="P2"/>
      <text:p text:style-name="Standard">Und damit wollen wir als erstes folgendes Seitenlayout erreichen: </text:p>
      <text:p text:style-name="Standard"/>
      <text:p text:style-name="Standard"><draw:rect text:anchor-type="paragraph" draw:z-index="1" draw:style-name="gr1" draw:text-style-name="P7" svg:width="4.943cm" svg:height="2.647cm" svg:x="5.272cm" svg:y="0.086cm"><text:p/></draw:rect><draw:rect text:anchor-type="paragraph" draw:z-index="0" draw:style-name="gr1" draw:text-style-name="P7" svg:width="3.925cm" svg:height="2.123cm" svg:x="0.388cm" svg:y="0.058cm"><text:p/></draw:rect></text:p>
      <text:p text:style-name="Standard"/>
      <text:p text:style-name="Standard"/>
      <text:p text:style-name="Standard"/>
      <text:p text:style-name="Standard"/>
      <text:p text:style-name="Standard"/>
      <text:p text:style-name="Standard">Zum Einsatz relevant sind für unsere Belange erst einmal die CSS-Eigenschaften zur Ausrichtung und Absatzkontrolle von Text (line-height, text-align, vertical-align), Außen- und Innenabstand (margin, padding), Listenformatierung (list-style), Positionierung (position, top, left, right, bottom) und Anzeige (max/min-width, height, float, z-index, display, visibility)</text:p>
      <text:p text:style-name="Standard"/>
      <text:p text:style-name="Standard">1. <text:span text:style-name="T3">Aufgabe:</text:span> </text:p>
      <text:p text:style-name="Standard"/>
      <text:p text:style-name="Standard">Obiges Layout mit position: static sinngemäß erstellen, nutze float für das Menü und margin-left für den Inhalt. </text:p>
      <text:p text:style-name="Standard"/>
      <text:p text:style-name="P6">Lösung: Teillösung1.html</text:p>
      <text:p text:style-name="Standard"/>
      <text:p text:style-name="Standard"/>
      <text:p text:style-name="P5">2. Aufgabe:</text:p>
      <text:p text:style-name="P5"/>
      <text:p text:style-name="Standard"><text:s/>Nehme statt position: static nun position: absolute und positioniere mit top und left.</text:p>
      <text:p text:style-name="Standard"/>
      <text:p text:style-name="Standard"><text:span text:style-name="T5">Lösung:Teillösung</text:span><text:a xlink:type="simple" xlink:href="http://hoffmann.bplaced.net/labor/uebcss.php?aufgabe=2" text:style-name="Internet_20_link" text:visited-style-name="Visited_20_Internet_20_Link"><text:span text:style-name="T5">2</text:span></text:a><text:span text:style-name="T5">.html</text:span></text:p>
      <text:p text:style-name="Standard"/>
      <text:p text:style-name="Standard"/>
      <text:p text:style-name="P5">3. Aufgabe:</text:p>
      <text:p text:style-name="P5"/>
      <text:p text:style-name="Standard">Setze das Menü auf position: fixed, Inhalt auf static oder absolute. Was passiert beim Rollen der Seite? Das Menü sollte stehenbleiben. </text:p>
      <text:p text:style-name="Standard"/>
      <text:p text:style-name="P6">Lösung: Teillösung3.html</text:p>
      <text:p text:style-name="Standard"/>
      <text:p text:style-name="Standard"/>
      <text:p text:style-name="P5">4. Aufgabe:</text:p>
      <text:p text:style-name="P5"/>
      <text:p text:style-name="Standard">Nun soll das Menü oben auf der Seite erscheinen, und zwar so, daß die Einträge nebeneinander stehen. Im html-Bereich soll dafür nur der eigentliche Listeneintrag geändert werden - ein Stern als Trennzeichen kann auch noch hinzugefügt werden.</text:p>
      <text:p text:style-name="Standard"/>
      <text:p text:style-name="P6">Lösung: Teillösung4.html</text:p>
      <text:p text:style-name="Standard"/>
      <text:p text:style-name="Standard"/>
      <text:p text:style-name="Standard"/>
      <text:p text:style-name="Standard"><text:soft-page-break/></text:p>
      <text:p text:style-name="Standard">5. <text:span text:style-name="T3">Aufgabe</text:span></text:p>
      <text:p text:style-name="Standard"/>
      <text:p text:style-name="Standard">Wir binden ein Bild in den html-Bereich ein (innerhalb des Inhaltes) und geben dem Element img den Klassennamen 'bild'. Die Breite setzen wir willkürlich zu Übungszwecken auf 600 Pixel. Dazu nehmen wir ein weiteres mit einer Breite von weniger als 200 Pixeln. Begrenze einmal das Inhalts-div-Element auf eine minimale Breite in Pixeln, dann in 'em' und in Prozent und das Bild auf eine maximale Breite in 'em' und dann in Prozent. Ansonsten kann das Layout von Aufgabe 1 genutzt werden.</text:p>
      <text:p text:style-name="Standard"/>
      <text:list xml:id="list3548980963856338464" text:style-name="L1">
        <text:list-item>
          <text:p text:style-name="P4">Was passiert, wenn das Bild größer als der Inhaltsbereich wird? </text:p>
        </text:list-item>
        <text:list-item>
          <text:p text:style-name="P4">Was ist der Nachteil der Angabe der minimalen Breite in Pixeln für den Inhalt? </text:p>
        </text:list-item>
        <text:list-item>
          <text:p text:style-name="P4">Warum ist es besser, provisorisch die maximale Breite des Bildes in em festzulegen?</text:p>
        </text:list-item>
        <text:list-item>
          <text:p text:style-name="P4"><text:span text:style-name="T5"/></text:p>
        </text:list-item>
      </text:list>
      <text:p text:style-name="Standard"><text:span text:style-name="T5">Lösung: Teillösung5.html</text:span></text:p>
      <text:p text:style-name="Standard"/>
      <text:p text:style-name="Standard">6. <text:span text:style-name="T3">Aufgabe</text:span></text:p>
      <text:p text:style-name="Standard"><text:span text:style-name="T3"/></text:p>
      <text:p text:style-name="Standard">Etwas kniffliger ist es, mit Prozentangaben für horizontale Maße zu erreichen, daß der Anzeigebereich ausgewogen ausgefüllt wird und der Inhalt doch nicht so breit wird, daß er schlecht lesbar wird - einfach mal ausprobieren...</text:p>
      <text:p text:style-name="Standard"/>
      <text:p text:style-name="Standard"><text:span text:style-name="T5">Lösung: Teillösung6.html</text:span> </text:p>
      <text:p text:style-name="Standard"/>
      <text:p text:style-name="Standard">7. <text:span text:style-name="T3">Aufgabe:</text:span> </text:p>
      <text:p text:style-name="Standard"/>
      <text:p text:style-name="Standard">Es soll ein Beispiel versucht werden, bei dem der Pfeil beim Pseudoformat :hover für das Element a neben dem Kasten erscheint und zum Beispiel bei :active eine andere Farbe annimmt... </text:p>
      <text:p text:style-name="Standard"/>
      <text:p text:style-name="Standard"><text:span text:style-name="T5">Lösung: Teillösung7.html</text:span> </text:p>
      <text:p text:style-name="Standard"/>
      <text:p text:style-name="Standard">8. <text:span text:style-name="T3">Aufgabe:</text:span> </text:p>
      <text:p text:style-name="Standard"/>
      <text:p text:style-name="Standard">Bei mehrseitigen Dokumenten ist es meist sinnvoll, im Quelltext das Menü auf den Inhalt folgen zu lassen, weil der Nutzer das Menü erst wieder braucht, um auf eine neue Seite zu wechseln, wenn der Inhalt gelesen ist. Blinde Nutzer möchten zudem nicht immer auf jeder Seite erst das Projekt-Menür vorgelesen bekommen, bevor es mit dem Inhalt weitergeht. Daher ändern wir obige Vorlage so, daß erst der Inhalt kommt, dann das Menü und beginnen wieder bei Punkt 1, testen alles auf Durchführbarkeit und testen alternative Lösungsmöglichkeiten. Man beachte insbesondere, daß floats nur auf den folgenden Text wirken, diese also für die Positionierung von Menüs nur noch von sehr begrenztem Nutzen sind. </text:p>
      <text:p text:style-name="Standard"/>
      <text:p text:style-name="Standard"><text:span text:style-name="T5">Lösung: Teillösung8.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vonne Fitzgerald</meta:initial-creator>
    <meta:creation-date>2015-11-30T20:08:04.53</meta:creation-date>
    <dc:date>2015-12-08T17:33:26.81</dc:date>
    <dc:creator>Yvonne Fitzgerald</dc:creator>
    <meta:editing-duration>PT1H13M39S</meta:editing-duration>
    <meta:editing-cycles>7</meta:editing-cycles>
    <meta:generator>OpenOffice/4.1.1$Win32 OpenOffice.org_project/411m6$Build-9775</meta:generator>
    <meta:document-statistic meta:table-count="1" meta:image-count="0" meta:object-count="0" meta:page-count="2" meta:paragraph-count="36" meta:word-count="479" meta:character-count="3280"/>
  </office:meta>
</office:document-meta>
</file>